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IEMPOS DE RESPUESTA: LOS 3 LÍMITES IMPORTANTES:</text:p>
      <text:p text:style-name="P1"><text:span text:style-name="T1">Hay 3 tipos de límites temporales que hay que tener en cuenta al optimizar el rendimiento de las páginas y las aplicaciones web:</text:span></text:p>
      <text:p text:style-name="P1"><text:span text:style-name="T1"><text:tab/></text:span><text:span text:style-name="T2">0'1 segundos</text:span><text:span text:style-name="T1"> es el tiempo límite para que el usuario sienta que el sistema reacciona <text:tab/>instantáneamente.</text:span></text:p>
      <text:p text:style-name="P1"><text:span text:style-name="T1"><text:tab/></text:span><text:span text:style-name="T2">1'0 segundos</text:span><text:span text:style-name="T1"> el el tiempo límite para que el usuario sienta que trabaja ininterrumpidamente, <text:tab/>a pesar de que se percatará del retraso. El usuario pierde el sentimiento de estar trabajando <text:tab/>sobre los datos directamente.</text:span></text:p>
      <text:p text:style-name="P1"><text:span text:style-name="T1"><text:tab/></text:span><text:span text:style-name="T2">10 segundos</text:span><text:span text:style-name="T1"> es el tiempo límite para mantener la atención del usuario. Para retrasos más <text:tab/>prolongados, el usuario querrá llevar a cabo otras tareas mientras espera, por lo que se debe <text:tab/>informar del tiempo que se espera tardar.</text:span></text:p>
      <text:p text:style-name="P1"><text:span text:style-name="T1"/></text:p>
      <text:p text:style-name="P1"><text:span text:style-name="T1">Por lo general, los tiempos de espera han de ser lo más breves posibles, pero como los ordenadores pueden ser muy rápidos, hay que modificar la interfaz de usuario para que muestre el progreso en función al tiempo real (y no al del tiempo de ejecución del ordenador).</text:span></text:p>
      <text:p text:style-name="P1"><text:span text:style-name="T1"/></text:p>
      <text:p text:style-name="P1"><text:span text:style-name="T1">Cuando el sistema no pueda dar una respuesta inmediata, ha de informar del porcentaje conseguido. Los indicadores de progreso tienen 3 ventajas:</text:span></text:p>
      <text:p text:style-name="P1"><text:span text:style-name="T1"><text:tab/>-Afirman que el sistema no se ha colgado</text:span></text:p>
      <text:p text:style-name="P1"><text:span text:style-name="T1"><text:tab/>-Indican el tiempo aproximado que el usuario deberá esperar</text:span></text:p>
      <text:p text:style-name="P1"><text:span text:style-name="T1"><text:tab/>-Ofrecen algo a lo que mirar (haciéndolo menos pesado)</text:span></text:p>
      <text:p text:style-name="P1"><text:span text:style-name="T1"/></text:p>
      <text:p text:style-name="P1"><text:span text:style-name="T1">Para las operaciones en las que no se sabe con antelación la cantidad de trabajo que se ha de hacer, se puede informar del progreso escribiendo los sitios por los que ya se ha pasado.</text:span></text:p>
      <text:p text:style-name="P1"><text:span text:style-name="T1">Si esto tampoco es posible, el último recurso es la bolita que gira o cualquier mecanismo que indica que al menos el sistema está haciendo algo.</text:span></text:p>
      <text:p text:style-name="P1"><text:span text:style-name="T1"/></text:p>
      <text:p text:style-name="P1"><text:span text:style-name="T1">Para las operaciones rápidas (2 – 10 segundos), una barra de porcentaje violaría el principio de inercia mostrada: </text:span></text:p>
      <text:p text:style-name="P1"><text:span text:style-name="T1"><text:tab/>Mostrar cambios tan rápidos por la pantalla que el usuario no pueda seguirle el paso o se <text:tab/>estrese.</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8T12:37:56</meta:creation-date>
    <dc:date>2014-06-18T13:47:03</dc:date>
    <dc:creator>Gabriel </dc:creator>
    <meta:editing-duration>PT1H8M11S</meta:editing-duration>
    <meta:editing-cycles>6</meta:editing-cycles>
    <meta:generator>LibreOffice/3.5$Linux_x86 LibreOffice_project/350m1$Build-2</meta:generator>
    <meta:document-statistic meta:table-count="0" meta:image-count="0" meta:object-count="0" meta:page-count="1" meta:paragraph-count="14" meta:word-count="312" meta:character-count="1839" meta:non-whitespace-character-count="1527"/>
  </office:meta>
</office:document-meta>
</file>